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5-07-02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5-05-0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5-02-2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4-10-2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4-07-0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4-04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4-02-1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3-11-01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3-06-2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3-05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3-05-04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3-04-17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3-01-2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2-10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2-06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2-04-0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2-02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1-10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1-06-28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1-04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1-02-10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0608" calcext:value-type="float">
            <text:p>9.6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26110062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